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pt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officeooo:paragraph-rsid="000e5c04" style:font-size-asian="9pt" style:font-size-complex="9pt"/>
    </style:style>
    <style:style style:name="P5" style:family="paragraph" style:parent-style-name="Standard">
      <style:text-properties fo:font-size="9pt" officeooo:paragraph-rsid="000fd05c" style:font-size-asian="9pt" style:font-size-complex="9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808080" loext:opacity="100%" style:font-name="Cascadia Mono"/>
    </style:style>
    <style:style style:name="T3" style:family="text">
      <style:text-properties fo:color="#008000" loext:opacity="100%" style:font-name="Cascadia Mono" fo:font-size="9.5pt" style:font-size-asian="9.5pt"/>
    </style:style>
    <style:style style:name="T4" style:family="text">
      <style:text-properties fo:color="#008000" loext:opacity="100%" style:font-name="Cascadia Mono" fo:font-size="9.5pt" fo:language="en" fo:country="US" officeooo:rsid="000e5c04" style:font-size-asian="9.5pt"/>
    </style:style>
    <style:style style:name="T5" style:family="text">
      <style:text-properties fo:color="#008000" loext:opacity="100%" style:font-name="Cascadia Mono" fo:font-size="9.5pt" fo:language="ru" fo:country="RU" officeooo:rsid="000e5c04" style:font-size-asian="9.5pt"/>
    </style:style>
    <style:style style:name="T6" style:family="text">
      <style:text-properties fo:color="#008000" loext:opacity="100%" style:font-name="Cascadia Mono"/>
    </style:style>
    <style:style style:name="T7" style:family="text">
      <style:text-properties fo:color="#008000" loext:opacity="100%" style:font-name="Cascadia Mono" fo:language="ru" fo:country="RU" officeooo:rsid="000e5c04"/>
    </style:style>
    <style:style style:name="T8" style:family="text">
      <style:text-properties fo:color="#008000" loext:opacity="100%" style:font-name="Cascadia Mono" officeooo:rsid="000fd05c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officeooo:rsid="000e5c04" style:font-size-asian="9.5pt"/>
    </style:style>
    <style:style style:name="T11" style:family="text">
      <style:text-properties fo:color="#000000" loext:opacity="100%" style:font-name="Cascadia Mono"/>
    </style:style>
    <style:style style:name="T12" style:family="text">
      <style:text-properties fo:color="#000000" loext:opacity="100%" style:font-name="Cascadia Mono" officeooo:rsid="000e5c04"/>
    </style:style>
    <style:style style:name="T13" style:family="text">
      <style:text-properties fo:color="#0000ff" loext:opacity="100%" style:font-name="Cascadia Mono" fo:font-size="9.5pt" style:font-size-asian="9.5pt"/>
    </style:style>
    <style:style style:name="T14" style:family="text">
      <style:text-properties fo:color="#0000ff" loext:opacity="100%" style:font-name="Cascadia Mono"/>
    </style:style>
    <style:style style:name="T15" style:family="text">
      <style:text-properties fo:color="#2b91af" loext:opacity="100%" style:font-name="Cascadia Mono" fo:font-size="9.5pt" style:font-size-asian="9.5pt"/>
    </style:style>
    <style:style style:name="T16" style:family="text">
      <style:text-properties fo:color="#2b91af" loext:opacity="100%" style:font-name="Cascadia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<text:s text:c="2"/></text:span><text:span text:style-name="T14">public</text:span><text:span text:style-name="T11"> </text:span><text:span text:style-name="T14">struct</text:span><text:span text:style-name="T11"> </text:span><text:span text:style-name="T16">Program</text:span></text:p>
      <text:p text:style-name="P3"><text:span text:style-name="T11"><text:s text:c="8"/>{</text:span></text:p>
      <text:p text:style-name="P3"><text:span text:style-name="T11"><text:tab/><text:tab/></text:span><text:span text:style-name="T6">//</text:span><text:span text:style-name="T7">Флаг использования программы</text:span></text:p>
      <text:p text:style-name="P3"><text:span text:style-name="T11"><text:s text:c="12"/></text:span><text:span text:style-name="T14">public</text:span><text:span text:style-name="T11"> </text:span><text:span text:style-name="T14">bool</text:span><text:span text:style-name="T11"> bCheck { </text:span><text:span text:style-name="T14">get</text:span><text:span text:style-name="T11">; </text:span><text:span text:style-name="T14">set</text:span><text:span text:style-name="T11">; } </text:span></text:p>
      <text:p text:style-name="P3"><text:span text:style-name="T11"><text:tab/><text:tab/></text:span><text:span text:style-name="T6">//</text:span><text:span text:style-name="T7">Мин. интенсивность</text:span></text:p>
      <text:p text:style-name="P3"><text:span text:style-name="T11"><text:s text:c="12"/></text:span><text:span text:style-name="T14">public</text:span><text:span text:style-name="T11"> </text:span><text:span text:style-name="T14">int</text:span><text:span text:style-name="T11"> fromIntense { </text:span><text:span text:style-name="T14">get</text:span><text:span text:style-name="T11">; </text:span><text:span text:style-name="T14">set</text:span><text:span text:style-name="T11">; }</text:span></text:p>
      <text:p text:style-name="P4"><text:span text:style-name="T11"><text:tab/><text:tab/></text:span><text:span text:style-name="T6">//</text:span><text:span text:style-name="T7">Макс. интенсивность</text:span></text:p>
      <text:p text:style-name="P3"><text:span text:style-name="T11"><text:s text:c="12"/></text:span><text:span text:style-name="T14">public</text:span><text:span text:style-name="T11"> </text:span><text:span text:style-name="T14">int</text:span><text:span text:style-name="T11"> toIntense { </text:span><text:span text:style-name="T14">get</text:span><text:span text:style-name="T11">; </text:span><text:span text:style-name="T14">set</text:span><text:span text:style-name="T11">; }</text:span></text:p>
      <text:p text:style-name="P3"><text:span text:style-name="T11"><text:s text:c="8"/>}</text:span></text:p>
      <text:p text:style-name="P2"/>
      <text:p text:style-name="P3"><text:span text:style-name="T11"><text:s text:c="8"/></text:span><text:span text:style-name="T2">///</text:span><text:span text:style-name="T6"> </text:span><text:span text:style-name="T2">&lt;summary&gt;</text:span></text:p>
      <text:p text:style-name="P3"><text:span text:style-name="T11"><text:s text:c="8"/></text:span><text:span text:style-name="T2">///</text:span><text:span text:style-name="T6"> Вычислить средневзвешенное значение по словарю интенсивностей и количеству детекторов </text:span></text:p>
      <text:p text:style-name="P3"><text:span text:style-name="T11"><text:s text:c="8"/></text:span><text:span text:style-name="T2">///</text:span><text:span text:style-name="T6"> </text:span><text:span text:style-name="T2">&lt;/summary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detectorValues</text:span><text:span text:style-name="T2">"&gt;</text:span><text:span text:style-name="T6"> Словарь интенсивностей, ключ - номер </text:span><text:span text:style-name="T8">цикла</text:span><text:span text:style-name="T6">, Значение - список значение детектора с номером - Ключ 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detectorCount</text:span><text:span text:style-name="T2">"&gt;</text:span><text:span text:style-name="T6"> Число детекторов 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weightStep</text:span><text:span text:style-name="T2">"&gt;</text:span><text:span text:style-name="T6"> Весовой шаг 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returns&gt;&lt;/returns&gt;</text:span></text:p>
      <text:p text:style-name="P3"><text:span text:style-name="T14">public</text:span><text:span text:style-name="T11"> </text:span><text:span text:style-name="T14">static</text:span><text:span text:style-name="T11"> List&lt;</text:span><text:span text:style-name="T14">double</text:span><text:span text:style-name="T11">&gt; GetWeightedAverageList(Dictionary&lt;</text:span><text:span text:style-name="T14">int</text:span><text:span text:style-name="T11">, List&lt;</text:span><text:span text:style-name="T14">int</text:span><text:span text:style-name="T11">&gt;&gt; detectorValues, </text:span><text:span text:style-name="T14">int</text:span><text:span text:style-name="T11"> detectorCount, </text:span><text:span text:style-name="T14">double</text:span><text:span text:style-name="T11"> weightStep)</text:span></text:p>
      <text:p text:style-name="P3"><text:span text:style-name="T11"><text:s text:c="7"/></text:span></text:p>
      <text:p text:style-name="P3"><text:span text:style-name="T11"><text:s text:c="8"/></text:span><text:span text:style-name="T2">///</text:span><text:span text:style-name="T6"> </text:span><text:span text:style-name="T2">&lt;summary&gt;</text:span></text:p>
      <text:p text:style-name="P3"><text:span text:style-name="T11"><text:s text:c="8"/></text:span><text:span text:style-name="T2">///</text:span><text:span text:style-name="T6"> Вычислить среднее значение по словарю интенсивностей и количеству детекторов</text:span></text:p>
      <text:p text:style-name="P3"><text:span text:style-name="T11"><text:s text:c="8"/></text:span><text:span text:style-name="T2">///</text:span><text:span text:style-name="T6"> </text:span><text:span text:style-name="T2">&lt;/summary&gt;</text:span></text:p>
      <text:p text:style-name="P5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detectorValues</text:span><text:span text:style-name="T2">"&gt;</text:span><text:span text:style-name="T6"> Словарь интенсивностей, ключ - номер </text:span><text:span text:style-name="T8">цикла</text:span><text:span text:style-name="T6">, Значение - список значение детектора с номером - Ключ 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detectorCount</text:span><text:span text:style-name="T2">"&gt;</text:span><text:span text:style-name="T6"> Количество детекторов 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returns&gt;&lt;/returns&gt;</text:span></text:p>
      <text:p text:style-name="P3"><text:span text:style-name="T11"><text:s text:c="8"/></text:span><text:span text:style-name="T14">public</text:span><text:span text:style-name="T11"> </text:span><text:span text:style-name="T14">static</text:span><text:span text:style-name="T11"> List&lt;</text:span><text:span text:style-name="T14">double</text:span><text:span text:style-name="T11">&gt; GetArithmeticMeanList(Dictionary&lt;</text:span><text:span text:style-name="T14">int</text:span><text:span text:style-name="T11">, List&lt;</text:span><text:span text:style-name="T14">int</text:span><text:span text:style-name="T11">&gt;&gt; detectorValues, </text:span><text:span text:style-name="T14">int</text:span><text:span text:style-name="T11"> detectorCount)</text:span></text:p>
      <text:p text:style-name="P3"><text:span text:style-name="T11"/></text:p>
      <text:p text:style-name="P3"><text:span text:style-name="T11"><text:s text:c="8"/></text:span><text:span text:style-name="T2">///</text:span><text:span text:style-name="T6"> </text:span><text:span text:style-name="T2">&lt;summary&gt;</text:span></text:p>
      <text:p text:style-name="P3"><text:span text:style-name="T11"><text:s text:c="8"/></text:span><text:span text:style-name="T2">///</text:span><text:span text:style-name="T6"> Получить список подходящих номеров программ ТЗПП </text:span></text:p>
      <text:p text:style-name="P3"><text:span text:style-name="T11"><text:s text:c="8"/></text:span><text:span text:style-name="T2">///</text:span><text:span text:style-name="T6"> </text:span><text:span text:style-name="T2">&lt;/summary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trafficLightsPrograms</text:span><text:span text:style-name="T2">"&gt;</text:span><text:span text:style-name="T6"> Словарь програм. Ключ - номер программы. Значние - список программ ( структур Program, содержащих значения bCheck,fromIntense,toIntense ) <text:s/>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averageValuesList</text:span><text:span text:style-name="T2">"&gt;</text:span><text:span text:style-name="T6"> Список средних (средневзвешенных) значений </text:span><text:span text:style-name="T2">&lt;/param&gt;</text:span></text:p>
      <text:p text:style-name="P3"><text:span text:style-name="T11"><text:s text:c="8"/></text:span><text:span text:style-name="T2">///</text:span><text:span text:style-name="T6"> </text:span><text:span text:style-name="T2">&lt;returns&gt;</text:span><text:span text:style-name="T6"> Список подходящих номеров программ ТЗПП </text:span><text:span text:style-name="T2">&lt;/returns&gt;</text:span></text:p>
      <text:p text:style-name="P3"><text:span text:style-name="T11"><text:s text:c="8"/></text:span><text:span text:style-name="T2">///</text:span><text:span text:style-name="T6"> </text:span></text:p>
      <text:p text:style-name="P2"/>
      <text:p text:style-name="P3"><text:span text:style-name="T11"><text:s text:c="8"/></text:span><text:span text:style-name="T14">public</text:span><text:span text:style-name="T11"> </text:span><text:span text:style-name="T14">static</text:span><text:span text:style-name="T11"> List&lt;</text:span><text:span text:style-name="T14">int</text:span><text:span text:style-name="T11">&gt; GetSuitableProgramsList(Dictionary&lt;</text:span><text:span text:style-name="T14">int</text:span><text:span text:style-name="T11">, List&lt;ProgramSelection.Program&gt;&gt; trafficLightsPrograms, List&lt;</text:span><text:span text:style-name="T14">double</text:span><text:span text:style-name="T11">&gt; averageValuesList)</text:span></text:p>
      <text:p text:style-name="P3"><text:span text:style-name="T11"><text:s/></text:span></text:p>
      <text:p text:style-name="P3"><text:span text:style-name="T11"><text:s text:c="8"/></text:span><text:span text:style-name="T2">///</text:span><text:span text:style-name="T6"> </text:span><text:span text:style-name="T2">&lt;summary&gt;</text:span></text:p>
      <text:p text:style-name="P3"><text:span text:style-name="T11"><text:s text:c="8"/></text:span><text:span text:style-name="T2">///</text:span><text:span text:style-name="T6"> Получить номер подходящей программы из списка подходящих програм ТЗПП </text:span></text:p>
      <text:p text:style-name="P3"><text:span text:style-name="T11"><text:s text:c="8"/></text:span><text:span text:style-name="T2">///</text:span><text:span text:style-name="T6"> </text:span><text:span text:style-name="T2">&lt;/summary&gt;</text:span></text:p>
      <text:p text:style-name="P3"><text:span text:style-name="T11"><text:s text:c="8"/></text:span><text:span text:style-name="T2">///</text:span><text:span text:style-name="T6"> </text:span><text:span text:style-name="T2">&lt;param</text:span><text:span text:style-name="T11"> </text:span><text:span text:style-name="T2">name="</text:span><text:span text:style-name="T11">suitableProgramsList</text:span><text:span text:style-name="T2">"&gt;&lt;/param&gt;</text:span></text:p>
      <text:p text:style-name="P3"><text:span text:style-name="T11"><text:s text:c="8"/></text:span><text:span text:style-name="T2">///</text:span><text:span text:style-name="T6"> </text:span><text:span text:style-name="T2">&lt;returns&gt;&lt;/returns&gt;</text:span></text:p>
      <text:p text:style-name="P3"><text:span text:style-name="T11"><text:s text:c="8"/></text:span><text:span text:style-name="T14">public</text:span><text:span text:style-name="T11"> </text:span><text:span text:style-name="T14">static</text:span><text:span text:style-name="T11"> </text:span><text:span text:style-name="T14">int</text:span><text:span text:style-name="T11"> GetChoosenProgram (List&lt;</text:span><text:span text:style-name="T14">int</text:span><text:span text:style-name="T11">&gt; suitableProgramsList)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15:23:06.517000000</meta:creation-date>
    <meta:generator>LibreOffice/7.4.4.2$Windows_X86_64 LibreOffice_project/85569322deea74ec9134968a29af2df5663baa21</meta:generator>
    <dc:date>2023-07-03T17:02:34.011000000</dc:date>
    <meta:editing-duration>PT1H39M25S</meta:editing-duration>
    <meta:editing-cycles>5</meta:editing-cycles>
    <meta:document-statistic meta:table-count="0" meta:image-count="0" meta:object-count="0" meta:page-count="1" meta:paragraph-count="40" meta:word-count="221" meta:character-count="2263" meta:non-whitespace-character-count="1782"/>
  </office:meta>
</office:document-meta>
</file>